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433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7252in"/>
    </style:style>
    <style:style style:name="co12" style:family="table-column">
      <style:table-column-properties fo:break-before="auto" style:column-width="1.8854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2.0543in"/>
    </style:style>
    <style:style style:name="co15" style:family="table-column">
      <style:table-column-properties fo:break-before="auto" style:column-width="2.0465in"/>
    </style:style>
    <style:style style:name="co16" style:family="table-column">
      <style:table-column-properties fo:break-before="auto" style:column-width="2.2146in"/>
    </style:style>
    <style:style style:name="co17" style:family="table-column">
      <style:table-column-properties fo:break-before="auto" style:column-width="2.2299in"/>
    </style:style>
    <style:style style:name="co18" style:family="table-column">
      <style:table-column-properties fo:break-before="auto" style:column-width="2.5217in"/>
    </style:style>
    <style:style style:name="co19" style:family="table-column">
      <style:table-column-properties fo:break-before="auto" style:column-width="2.5055in"/>
    </style:style>
    <style:style style:name="co20" style:family="table-column">
      <style:table-column-properties fo:break-before="auto" style:column-width="2.6744in"/>
    </style:style>
    <style:style style:name="co21" style:family="table-column">
      <style:table-column-properties fo:break-before="auto" style:column-width="2.6972in"/>
    </style:style>
    <style:style style:name="co22" style:family="table-column">
      <style:table-column-properties fo:break-before="auto" style:column-width="3.6984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3.1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row table:style-name="ro1">
          <table:table-cell office:value-type="string" calcext:value-type="string">
            <text:p>stdtype</text:p>
          </table:table-cell>
          <table:table-cell office:value-type="string" calcext:value-type="string">
            <text:p>property.pname</text:p>
          </table:table-cell>
          <table:table-cell office:value-type="string" calcext:value-type="string">
            <text:p>property.object</text:p>
          </table:table-cell>
          <table:table-cell office:value-type="string" calcext:value-type="string">
            <text:p>property.type</text:p>
          </table:table-cell>
          <table:table-cell office:value-type="string" calcext:value-type="string">
            <text:p>property.ref-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tings.data.role</text:p>
          </table:table-cell>
          <table:table-cell office:value-type="string" calcext:value-type="string">
            <text:p>settings.data.allow-null</text:p>
          </table:table-cell>
          <table:table-cell office:value-type="string" calcext:value-type="string">
            <text:p>settings.data.unique</text:p>
          </table:table-cell>
          <table:table-cell office:value-type="string" calcext:value-type="string">
            <text:p>settings.data.width</text:p>
          </table:table-cell>
          <table:table-cell office:value-type="string" calcext:value-type="string">
            <text:p>settings.data.index</text:p>
          </table:table-cell>
          <table:table-cell office:value-type="string" calcext:value-type="string">
            <text:p>settings.data.fixed-width</text:p>
          </table:table-cell>
          <table:table-cell office:value-type="string" calcext:value-type="string">
            <text:p>settings.data.regex.rule</text:p>
          </table:table-cell>
          <table:table-cell office:value-type="string" calcext:value-type="string">
            <text:p>settings.data.regex.message</text:p>
          </table:table-cell>
          <table:table-cell office:value-type="string" calcext:value-type="string">
            <text:p>settings.data.default</text:p>
          </table:table-cell>
          <table:table-cell office:value-type="string" calcext:value-type="string">
            <text:p>settings.data.searchable</text:p>
          </table:table-cell>
          <table:table-cell office:value-type="string" calcext:value-type="string">
            <text:p>settings.data.ref-key-check</text:p>
          </table:table-cell>
          <table:table-cell office:value-type="string" calcext:value-type="string">
            <text:p>settings.ui.control</text:p>
          </table:table-cell>
          <table:table-cell office:value-type="string" calcext:value-type="string">
            <text:p>settings.ui.show-on-page.add</text:p>
          </table:table-cell>
          <table:table-cell office:value-type="string" calcext:value-type="string">
            <text:p>settings.ui.show-on-page.edit</text:p>
          </table:table-cell>
          <table:table-cell office:value-type="string" calcext:value-type="string">
            <text:p>settings.ui.show-on-page.delete</text:p>
          </table:table-cell>
          <table:table-cell office:value-type="string" calcext:value-type="string">
            <text:p>settings.ui.show-on-page.details</text:p>
          </table:table-cell>
          <table:table-cell office:value-type="string" calcext:value-type="string">
            <text:p>settings.ui.do-not-show-on-page.add</text:p>
          </table:table-cell>
          <table:table-cell office:value-type="string" calcext:value-type="string">
            <text:p>settings.ui.do-not-show-on-page.edit</text:p>
          </table:table-cell>
          <table:table-cell office:value-type="string" calcext:value-type="string">
            <text:p>settings.ui.do-not-show-on-page.delete</text:p>
          </table:table-cell>
          <table:table-cell office:value-type="string" calcext:value-type="string">
            <text:p>settings.ui.do-not-show-on-page.details</text:p>
          </table:table-cell>
          <table:table-cell office:value-type="string" calcext:value-type="string">
            <text:p>data.initialvalues</text:p>
          </table:table-cell>
          <table:table-cell office:value-type="string" calcext:value-type="string">
            <text:p>static.variables</text:p>
          </table:table-cell>
          <table:table-cell office:value-type="string" calcext:value-type="string">
            <text:p>static.method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number-columns-repeated="2" table:style-name="ce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((\w+\+*\-*)+\.?)+@((\w+\+*\-*)+\.?)*[\w-]+\.[a-z]{2,6}$"</text:p>
          </table:table-cell>
          <table:table-cell office:value-type="string" calcext:value-type="string">
            <text:p>"Not a Valid Email Address"</text:p>
          </table:table-cell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^(0|((\+|00)(999|998|997|996|995|994|993|992|991|990|979|978|977|976|975|974|973|972|971|970|969|968|967|966|965|964|963|962|961|960|899|898|897|896|895|894|893|892|891|890|889|888|887|886|885|884|883|882|881|880|879|878|877|876|875|874|873|872|871|870|859|858|857|856|855|854|853|852|851|850|839|838|837|836|835|834|833|832|831|830|809|808|807|806|805|804|803|802|801|800|699|698|697|696|695|694|693|692|691|690|689|688|687|686|685|684|683|682|681|680|679|678|677|676|675|674|673|672|671|670|599|598|597|596|595|594|593|592|591|590|509|508|507|506|505|504|503|502|501|500|429|428|427|426|425|424|423|422|421|420|389|388|387|386|385|384|383|382|381|380|379|378|377|376|375|374|373|372|371|370|359|358|357|356|355|354|353|352|351|350|299|298|297|296|295|294|293|292|291|290|289|288|287|286|285|284|283|282|281|280|269|268|267|266|265|264|263|262|261|260|259|258|257|256|255|254|253|252|251|250|249|248|247|246|245|244|243|242|241|240|239|238|237|236|235|234|233|232|231|230|229|228|227|226|225|224|223|222|221|220|219|218|217|216|215|214|213|212|211|210|98|95|94|93|92|91|90|86|84|82|81|66|65|64|63|62|61|60|58|57|56|55|54|53|52|51|49|48|47|46|45|44|43|41|40|39|36|34|33|32|31|30|27|20|7|1)))[0-9]{9,12}$"</text:p>
          </table:table-cell>
          <table:table-cell office:value-type="string" calcext:value-type="string">
            <text:p>"Not a Valid Phone Format"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andtime</text:p>
          </table:table-cell>
          <table:table-cell/>
          <table:table-cell office:value-type="string" calcext:value-type="string">
            <text:p>DateAndTim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  <table:table-cell table:style-name="ce5" office:value-type="boolean" office:boolean-value="false" calcext:value-type="boolean">
            <text:p>FA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  <table:table-cell table:style-name="ce5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2"/>
          <table:table-cell table:style-name="ce5"/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ystemFiles</text:p>
          </table:table-cell>
          <table:table-cell/>
          <table:table-cell office:value-type="string" calcext:value-type="string">
            <text:p>fileId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-object</text:p>
          </table:table-cell>
          <table:table-cell table:number-columns-repeated="4"/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[0-9]|[1-9][0-9]|[1-9][0-9][0-9])(\.[0-9]+)?))$"</text:p>
          </table:table-cell>
          <table:table-cell office:value-type="string" calcext:value-type="string">
            <text:p>"range of 0 to 999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[5-9]|[1-9][0-9]|[1-3][0-9][0-9])(\.[0-9]+)?))$"</text:p>
          </table:table-cell>
          <table:table-cell office:value-type="string" calcext:value-type="string">
            <text:p>"range of 5 to 399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3[4-9]|4[0-2])(\.[0-9]+)?))$"</text:p>
          </table:table-cell>
          <table:table-cell office:value-type="string" calcext:value-type="string">
            <text:p>"range of 34.00 to 42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lood-pressure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^((\-[6][8]\/\-[6][9])|(([1-9][0-9]|[1-2][0-9][0-9]|[3][0-1][0-9])\s*\/\s*([1-9][0-9]|[1-2][0-9][0-9]|[3][0-1][0-9])))$"</text:p>
          </table:table-cell>
          <table:table-cell office:value-type="string" calcext:value-type="string">
            <text:p>"example: 120/80 , systolic range 10 to 319.99 and dystolic range 10 to 319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lse-rate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[1][2-9]|[2-9][0-9]|[1][0-9][0-9]|[2][0-1][0-9])(\.[0-9]+)?))$"</text:p>
          </table:table-cell>
          <table:table-cell office:value-type="string" calcext:value-type="string">
            <text:p>"range of 12.00 to 219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piration-rate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[6-9]|[1-8][0-9]|[9][0-8])(\.[0-9]+)?))$"</text:p>
          </table:table-cell>
          <table:table-cell office:value-type="string" calcext:value-type="string">
            <text:p>"range of 6.00 to 98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xygen-saturation</text:p>
          </table:table-cell>
          <table:table-cell table:number-columns-repeated="4"/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"^((\-[7][7])|(([0-9]|[1-9][0-9])(\.[0-9]+)?))$"</text:p>
          </table:table-cell>
          <table:table-cell office:value-type="string" calcext:value-type="string">
            <text:p>"range of 0 to 99.99"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ndle-code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18"/>
        </table:table-row>
      </table:table>
      <table:table table:name="Sheet2" table:style-name="ta1">
        <table:table-column table:style-name="co24" table:default-cell-style-name="Default"/>
        <table:table-column table:style-name="co23" table:number-columns-repeated="2" table:default-cell-style-name="Default"/>
        <table:table-row table:style-name="ro1">
          <table:table-cell office:value-type="string" calcext:value-type="string">
            <text:p>service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Id</text:p>
          </table:table-cell>
        </table:table-row>
        <table:table-row table:style-name="ro1">
          <table:table-cell office:value-type="string" calcext:value-type="string">
            <text:p>X-RAY ABDOMEN-KUB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ABDOMEN-SUPINE/ERECT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ANKLE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ALCANEUM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ERVICAL SPINE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ERVICAL SPINE AP&amp;LAT-OBLIQUES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HEST AP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HEST AP AND LATERAL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CLAVICLE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ELBOW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FACIAL BONES/ORBITS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FEMUR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FINGER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FO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FOREARM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HAND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HIP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KNEE-AP AND LATERAL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LEG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LUMBER SPINE AP&amp;LA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LUMBER SPINE AP&amp;LAT-OBLIQUES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MANDIBLE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MASTOID-BILATERAL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NASAL BONE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PARANASAL SINUSES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PELVIC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RIBS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SCAPULA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SHOULDER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SKELETAL SURVEY UNDER 5YRS</text:p>
          </table:table-cell>
          <table:table-cell office:value-type="float" office:value="75000" calcext:value-type="float">
            <text:p>7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ADENOIDS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SKULL STUDIES-AP AND LATERAL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T.M JOINTS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-RAY ORBITS-GAZE UP&amp;GAZE DOWN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S WHOLE ABNOMEN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BREAST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THYROIDS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PELVIC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KUB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NECK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SCULAR DOPPLER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BRAIN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SOFT TISSUE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OPTHALMOLOGY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S OBSTETRICS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IUM ENEMA</text:p>
          </table:table-cell>
          <table:table-cell office:value-type="float" office:value="160000" calcext:value-type="float">
            <text:p>16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IUM MEAL</text:p>
          </table:table-cell>
          <table:table-cell office:value-type="float" office:value="110000" calcext:value-type="float">
            <text:p>1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IUM SWALLOW</text:p>
          </table:table-cell>
          <table:table-cell office:value-type="float" office:value="85000" calcext:value-type="float">
            <text:p>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STOGRAPHY</text:p>
          </table:table-cell>
          <table:table-cell office:value-type="float" office:value="95000" calcext:value-type="float">
            <text:p>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ERISALPINGOGRAM</text:p>
          </table:table-cell>
          <table:table-cell office:value-type="float" office:value="110000" calcext:value-type="float">
            <text:p>1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OGRAM</text:p>
          </table:table-cell>
          <table:table-cell office:value-type="float" office:value="85000" calcext:value-type="float">
            <text:p>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ETHROGRAPHY-ANTEGRADE &amp; RETROGRADE</text:p>
          </table:table-cell>
          <table:table-cell office:value-type="float" office:value="110000" calcext:value-type="float">
            <text:p>1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ETHROGRAPHY-RETROGRADE</text:p>
          </table:table-cell>
          <table:table-cell office:value-type="float" office:value="95000" calcext:value-type="float">
            <text:p>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OGRAPHY [IVU]</text:p>
          </table:table-cell>
          <table:table-cell office:value-type="float" office:value="160000" calcext:value-type="float">
            <text:p>16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-RAY FISTULOGRAM</text:p>
          </table:table-cell>
          <table:table-cell office:value-type="float" office:value="95000" calcext:value-type="float">
            <text:p>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ALOGRAM</text:p>
          </table:table-cell>
          <table:table-cell office:value-type="float" office:value="95000" calcext:value-type="float">
            <text:p>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ING FILE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ING CARD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LTATION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float" office:value="65000" calcext:value-type="float">
            <text:p>6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C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RINALYSIS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GRANT TEST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B1:Sheet1.AC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1:55:51.94669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41:41.876181215</meta:creation-date>
    <dc:date>2022-08-18T12:15:45.233348693</dc:date>
    <meta:editing-duration>P1DT23H25M17S</meta:editing-duration>
    <meta:editing-cycles>156</meta:editing-cycles>
    <meta:generator>LibreOffice/6.4.7.2$Linux_X86_64 LibreOffice_project/40$Build-2</meta:generator>
    <meta:document-statistic meta:table-count="2" meta:cell-count="325" meta:object-count="0"/>
  </office:meta>
</office:document-meta>
</file>